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411e" officeooo:paragraph-rsid="0013411e"/>
    </style:style>
    <style:style style:name="P2" style:family="paragraph" style:parent-style-name="Standard">
      <style:text-properties officeooo:paragraph-rsid="0013411e"/>
    </style:style>
    <style:style style:name="P3" style:family="paragraph" style:parent-style-name="Standard">
      <style:text-properties fo:font-variant="normal" fo:text-transform="none" fo:letter-spacing="normal" fo:font-style="normal" fo:font-weight="normal" officeooo:paragraph-rsid="0013411e" loext:padding="0in" loext:border="none"/>
    </style:style>
    <style:style style:name="P4" style:family="paragraph" style:parent-style-name="Standard">
      <style:text-properties officeooo:rsid="0013411e" officeooo:paragraph-rsid="0013411e" fo:background-color="#ffff00"/>
    </style:style>
    <style:style style:name="P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T1" style:family="text">
      <style:text-properties officeooo:rsid="0013411e"/>
    </style:style>
    <style:style style:name="T2" style:family="text">
      <style:text-properties fo:font-variant="normal" fo:text-transform="none" fo:letter-spacing="normal" fo:font-style="normal" fo:font-weight="normal" loext:padding="0in" loext:border="none"/>
    </style:style>
    <style:style style:name="T3" style:family="text">
      <style:text-properties fo:font-variant="normal" fo:text-transform="none" fo:letter-spacing="normal" fo:font-style="normal" fo:font-weight="normal" officeooo:rsid="00136421" loext:padding="0in" loext:border="none"/>
    </style:style>
    <style:style style:name="T4" style:family="text">
      <style:text-properties fo:font-variant="normal" fo:text-transform="none" fo:letter-spacing="normal" fo:font-style="normal" fo:font-weight="normal" officeooo:rsid="00136421" fo:background-color="#ffff00" loext:char-shading-value="0" loext:padding="0in" loext:border="none"/>
    </style:style>
    <style:style style:name="T5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6" style:family="text">
      <style:text-properties fo:font-variant="normal" fo:text-transform="none" fo:letter-spacing="normal" fo:font-style="normal" fo:font-weight="normal" fo:background-color="#ffff00" loext:char-shading-value="0" loext:padding="0in" loext:border="none"/>
    </style:style>
    <style:style style:name="T7" style:family="text">
      <style:text-properties fo:font-variant="normal" fo:text-transform="none" fo:letter-spacing="normal" fo:font-style="normal" fo:font-weight="normal" officeooo:rsid="0014f76d" loext:padding="0in" loext:border="none"/>
    </style:style>
    <style:style style:name="T8" style:family="text">
      <style:text-properties fo:font-variant="normal" fo:text-transform="none" fo:letter-spacing="normal" fo:font-style="normal" fo:font-weight="bold" officeooo:rsid="00136421" style:font-weight-asian="bold" style:font-weight-complex="bold" loext:padding="0in" loext:border="none"/>
    </style:style>
    <style:style style:name="T9" style:family="text">
      <style:text-properties fo:font-variant="normal" fo:text-transform="none" style:font-name="sans-serif" fo:font-size="10.6499996185303pt" fo:letter-spacing="normal" fo:font-style="normal" fo:font-weight="normal"/>
    </style:style>
    <style:style style:name="T10" style:family="text">
      <style:text-properties fo:font-variant="normal" fo:text-transform="none" style:font-name="sans-serif" fo:font-size="10.6499996185303pt" fo:letter-spacing="normal" fo:font-style="normal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4f76d" fo:background-color="#ffff00" loext:char-shading-value="0"/>
    </style:style>
    <style:style style:name="T16" style:family="text">
      <style:text-properties officeooo:rsid="0014f76d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14dd8c"/>
    </style:style>
    <style:style style:name="T19" style:family="text">
      <style:text-properties officeooo:rsid="0014f76d"/>
    </style:style>
    <style:style style:name="T20" style:family="text">
      <style:text-properties officeooo:rsid="00159c93"/>
    </style:style>
    <style:style style:name="T21" style:family="text">
      <style:text-properties officeooo:rsid="0016ee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USING LABELS LAB</text:p>
      <text:p text:style-name="P1"/>
      <text:p text:style-name="P2"><text:span text:style-name="T1">// </text:span><text:span text:style-name="T2">Create a new deployment called design</text:span><text:span text:style-name="T3">2</text:span></text:p>
      <text:p text:style-name="P2"><text:span text:style-name="T3">jerome@master:~/lab4$ </text:span><text:span text:style-name="T8">$k create deploy design2 --image=nginx</text:span></text:p>
      <text:p text:style-name="P2"><text:span text:style-name="T3">deployment.apps/design2 created</text:span></text:p>
      <text:p text:style-name="P2"><text:span text:style-name="T3"/></text:p>
      <text:p text:style-name="P2"><text:span text:style-name="T3">// View the wide </text:span><text:span text:style-name="T2">kubectl get output for the design2 deployment and make note of the SELECTOR</text:span></text:p>
      <text:p text:style-name="P2"><text:span text:style-name="T3">jerome@master:~/lab4$ </text:span><text:span text:style-name="T8">$k get deployment.apps -o wide</text:span></text:p>
      <text:p text:style-name="P2"><text:span text:style-name="T3">NAME <text:s text:c="5"/>READY <text:s text:c="2"/>UP-TO-DATE <text:s text:c="2"/>AVAILABLE <text:s text:c="2"/>AGE <text:s text:c="4"/>CONTAINERS <text:s text:c="2"/>IMAGES <text:s text:c="2"/>SELECTOR</text:span></text:p>
      <text:p text:style-name="P2"><text:span text:style-name="T3">design2 <text:s text:c="2"/>1/1 <text:s text:c="4"/>1 <text:s text:c="11"/>1 <text:s text:c="10"/>2m16s <text:s text:c="2"/>nginx <text:s text:c="7"/>nginx <text:s text:c="3"/></text:span><text:span text:style-name="T4">app=design2</text:span></text:p>
      <text:p text:style-name="P1"/>
      <text:p text:style-name="P2"><text:span text:style-name="T1">// </text:span><text:span text:style-name="T2">Use the -l option to use the selector to list the pods running inside the deployment. There should be only one pod running</text:span></text:p>
      <text:p text:style-name="P1">jerome@master:~/lab4$ <text:span text:style-name="T13">$k get -l app=design2 po</text:span></text:p>
      <text:p text:style-name="P1">NAME <text:s text:c="21"/>READY <text:s text:c="2"/>STATUS <text:s text:c="3"/>RESTARTS <text:s text:c="2"/>AGE</text:p>
      <text:p text:style-name="P1">design2-ddc7b59cb-g85k2 <text:s text:c="2"/>1/1 <text:s text:c="4"/>Running <text:s text:c="2"/>0 <text:s text:c="9"/>8m21s</text:p>
      <text:p text:style-name="P1"/>
      <text:p text:style-name="P2"><text:span text:style-name="T1">// </text:span><text:span text:style-name="T2">View the pod details in YAML format using the deployment selector. This time use the --selector</text:span></text:p>
      <text:p text:style-name="P5">option. Find the pod label in the output. </text:p>
      <text:p text:style-name="P5">// <text:span text:style-name="T18">note that is a good cmd to get a preformatted yaml file, based on ‘on the fly build’</text:span></text:p>
      <text:p text:style-name="P5">jerome@master:~/lab4$ <text:span text:style-name="T11">$k get --selector app=design2 pod -o yaml</text:span></text:p>
      <text:p text:style-name="P5">apiVersion: v1</text:p>
      <text:p text:style-name="P5">items:</text:p>
      <text:p text:style-name="P5">- apiVersion: v1</text:p>
      <text:p text:style-name="P5"><text:s text:c="2"/>kind: Pod</text:p>
      <text:p text:style-name="P5"><text:s text:c="2"/>metadata:</text:p>
      <text:p text:style-name="P5"><text:s text:c="4"/>annotations:</text:p>
      <text:p text:style-name="P5"><text:s text:c="6"/>cni.projectcalico.org/podIP: 192.168.171.81/32</text:p>
      <text:p text:style-name="P5"><text:s text:c="6"/>cni.projectcalico.org/podIPs: 192.168.171.81/32</text:p>
      <text:p text:style-name="P5"><text:s text:c="4"/>creationTimestamp: "2021-02-05T10:01:36Z"</text:p>
      <text:p text:style-name="P5"><text:s text:c="4"/>generateName: design2-ddc7b59cb-</text:p>
      <text:p text:style-name="P5"><text:s text:c="4"/>labels:</text:p>
      <text:p text:style-name="P5"><text:s text:c="6"/>app: design2</text:p>
      <text:p text:style-name="P5"><text:s text:c="6"/>pod-template-hash: ddc7b59cb</text:p>
      <text:p text:style-name="P5"><text:s text:c="4"/>managedFields:</text:p>
      <text:p text:style-name="P5"><text:s text:c="4"/>- apiVersion: v1</text:p>
      <text:p text:style-name="P5"><text:s text:c="6"/>fieldsType: FieldsV1</text:p>
      <text:p text:style-name="P5"><text:s text:c="6"/>fieldsV1:</text:p>
      <text:p text:style-name="P5"><text:s text:c="8"/>f:metadata:</text:p>
      <text:p text:style-name="P1">……………………………..</text:p>
      <text:p text:style-name="P1"/>
      <text:p text:style-name="P2"><text:span text:style-name="T1">// </text:span><text:span text:style-name="T9">Edit the pod label to be your favorite color</text:span></text:p>
      <text:p text:style-name="P2"><text:span text:style-name="T9">jerome@master:~/lab4$ </text:span><text:span text:style-name="T10">$k get pod</text:span></text:p>
      <text:p text:style-name="P2"><text:span text:style-name="T9">NAME <text:s text:c="21"/>READY <text:s text:c="2"/>STATUS <text:s text:c="3"/>RESTARTS <text:s text:c="2"/>AGE</text:span></text:p>
      <text:p text:style-name="P2"><text:span text:style-name="T9">design2-ddc7b59cb-g85k2 <text:s text:c="2"/>1/1 <text:s text:c="4"/>Running <text:s text:c="2"/>0 <text:s text:c="9"/>16m</text:span></text:p>
      <text:p text:style-name="P2"><text:span text:style-name="T9">jerome@master:~/lab4$ </text:span><text:span text:style-name="T10">$k edit po design2-ddc7b59cb-g85k2</text:span></text:p>
      <text:p text:style-name="P2"><text:span text:style-name="T9">pod/design2-ddc7b59cb-g85k2 edited</text:span></text:p>
      <text:p text:style-name="P3"><text:soft-page-break/><text:span text:style-name="T1">labels:</text:span></text:p>
      <text:p text:style-name="P5"><text:s text:c="2"/><text:span text:style-name="T17">app: </text:span><text:span text:style-name="T16">blue</text:span></text:p>
      <text:p text:style-name="P1"/>
      <text:p text:style-name="P3"><text:span text:style-name="T1">// Now view how many pods are in the deployment. Then how many have </text:span>design2 in their name. Note the AGE of the pods</text:p>
      <text:p text:style-name="P1">jerome@master:~/lab4$ <text:span text:style-name="T11">$k get deployment.apps design2 -o wide</text:span></text:p>
      <text:p text:style-name="P1">NAME <text:s text:c="5"/>READY <text:s text:c="2"/>UP-TO-DATE <text:s text:c="2"/>AVAILABLE <text:s text:c="2"/>AGE <text:s text:c="2"/>CONTAINERS <text:s text:c="2"/>IMAGES <text:s text:c="2"/>SELECTOR</text:p>
      <text:p text:style-name="P1">design2 <text:s text:c="2"/>1/1 <text:s text:c="4"/>1 <text:s text:c="11"/>1 <text:s text:c="10"/>21m <text:s text:c="2"/>nginx <text:s text:c="7"/>nginx <text:s text:c="3"/>app=design2</text:p>
      <text:p text:style-name="P1">jerome@master:~/lab4$ <text:span text:style-name="T11">$k get po | grep design2</text:span></text:p>
      <text:p text:style-name="P1">design2-ddc7b59cb-g85k2 <text:s text:c="2"/>1/1 <text:s text:c="4"/>Running <text:s text:c="2"/>0 <text:s text:c="9"/>22m</text:p>
      <text:p text:style-name="P1">design2-ddc7b59cb-jr9jp <text:s text:c="2"/>1/1 <text:s text:c="4"/>Running <text:s text:c="2"/>0 <text:s text:c="9"/>5m43s</text:p>
      <text:p text:style-name="P1"/>
      <text:p text:style-name="P2"><text:span text:style-name="T1">// </text:span><text:span text:style-name="T2">Delete the design2 deploymen</text:span><text:span text:style-name="T7">t</text:span></text:p>
      <text:p text:style-name="P1">jerome@master:~/lab4$ <text:span text:style-name="T11">$k delete deploy design2</text:span></text:p>
      <text:p text:style-name="P1">deployment.apps "design2" deleted</text:p>
      <text:p text:style-name="P1">// <text:span text:style-name="T20">surprise… still have one ??</text:span></text:p>
      <text:p text:style-name="P1">jerome@master:~/lab4$ <text:span text:style-name="T11">$k get po | grep design2</text:span></text:p>
      <text:p text:style-name="P1">design2-ddc7b59cb-g85k2 <text:s text:c="2"/>1/1 <text:s text:c="4"/>Running <text:s text:c="2"/>0 <text:s text:c="9"/>25m</text:p>
      <text:p text:style-name="P1"/>
      <text:p text:style-name="P2"><text:span text:style-name="T1">// </text:span><text:span text:style-name="T2">Check again for pods with design2 in their names. You should find one pod, with an AGE of when you first created the deployment. </text:span><text:span text:style-name="T6">Once the label was edited the deployment created a new pod in order that the status matches the spec and there be a replica running with the intended label</text:span><text:span text:style-name="T2">.</text:span></text:p>
      <text:p text:style-name="P2"><text:span text:style-name="T2"/></text:p>
      <text:p text:style-name="P1">jerome@master:~/lab4$ <text:span text:style-name="T11">$k edit po design2-ddc7b59cb-g85k2</text:span></text:p>
      <text:p text:style-name="P1">apiVersion: v1</text:p>
      <text:p text:style-name="P1">kind: Pod</text:p>
      <text:p text:style-name="P1">metadata:</text:p>
      <text:p text:style-name="P1"><text:s text:c="2"/>annotations:</text:p>
      <text:p text:style-name="P1"><text:s text:c="4"/>cni.projectcalico.org/podIP: 192.168.171.81/32</text:p>
      <text:p text:style-name="P1"><text:s text:c="4"/>cni.projectcalico.org/podIPs: 192.168.171.81/32</text:p>
      <text:p text:style-name="P1"><text:s text:c="2"/>creationTimestamp: "2021-02-05T10:01:36Z"</text:p>
      <text:p text:style-name="P1"><text:s text:c="2"/>generateName: design2-ddc7b59cb-</text:p>
      <text:p text:style-name="P1"><text:s text:c="2"/><text:span text:style-name="T17">labels:</text:span></text:p>
      <text:p text:style-name="P4"><text:s text:c="4"/>app: blue</text:p>
      <text:p text:style-name="P1"><text:s text:c="4"/>pod-template-hash: ddc7b59cb</text:p>
      <text:p text:style-name="P1"/>
      <text:p text:style-name="P1">// <text:span text:style-name="T21">DELETE THE POD USING THE LABEL (as selector)</text:span></text:p>
      <text:p text:style-name="P1">jerome@master:~/lab4$ <text:span text:style-name="T13">$k delete -l app=blue pod</text:span></text:p>
      <text:p text:style-name="P1">pod "design2-ddc7b59cb-g85k2" deleted</text:p>
      <text:p text:style-name="P1"/>
      <text:p text:style-name="P1">jerome@master:~/lab4$ <text:span text:style-name="T11">$k get po,deploy</text:span></text:p>
      <text:p text:style-name="P1">No resources found in default namesp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16:57:33.941949905</meta:creation-date>
    <meta:generator>LibreOffice/7.1.0.3$Linux_X86_64 LibreOffice_project/10$Build-3</meta:generator>
    <dc:date>2021-02-05T17:36:10.919668505</dc:date>
    <meta:editing-duration>PT17M7S</meta:editing-duration>
    <meta:editing-cycles>5</meta:editing-cycles>
    <meta:document-statistic meta:table-count="0" meta:image-count="0" meta:object-count="0" meta:page-count="2" meta:paragraph-count="74" meta:word-count="419" meta:character-count="3354" meta:non-whitespace-character-count="2653"/>
  </office:meta>
</office:document-meta>
</file>